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none" style:text-line-through-type="none"/>
    </style:style>
    <style:style style:name="P3" style:family="paragraph" style:parent-style-name="Standard">
      <style:text-properties officeooo:rsid="00046923" officeooo:paragraph-rsid="00046923"/>
    </style:style>
    <style:style style:name="P4" style:family="paragraph" style:parent-style-name="Standard">
      <style:text-properties officeooo:rsid="00062302" officeooo:paragraph-rsid="00062302"/>
    </style:style>
    <style:style style:name="P5" style:family="paragraph" style:parent-style-name="Standard">
      <style:text-properties style:text-line-through-style="none" style:text-line-through-type="none" officeooo:rsid="00046923"/>
    </style:style>
    <style:style style:name="P6" style:family="paragraph" style:parent-style-name="Standard">
      <style:text-properties officeooo:rsid="00072c50" officeooo:paragraph-rsid="00072c50"/>
    </style:style>
    <style:style style:name="P7" style:family="paragraph" style:parent-style-name="Standard">
      <style:text-properties officeooo:rsid="00074435" officeooo:paragraph-rsid="00074435"/>
    </style:style>
    <style:style style:name="T1" style:family="text">
      <style:text-properties officeooo:rsid="00046923"/>
    </style:style>
    <style:style style:name="T2" style:family="text">
      <style:text-properties officeooo:rsid="00062302"/>
    </style:style>
    <style:style style:name="T3" style:family="text">
      <style:text-properties officeooo:rsid="00072c50"/>
    </style:style>
    <style:style style:name="T4" style:family="text">
      <style:text-properties officeooo:rsid="000869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3/08/2019</text:p>
      <text:p text:style-name="Standard">lesson 7</text:p>
      <text:p text:style-name="Standard">Database migration</text:p>
      <text:p text:style-name="Standard">-file env, confi<text:span text:style-name="T1">g</text:span> user name, password</text:p>
      <text:p text:style-name="Standard">-artisan migrate: fresh, reset, rollback, </text:p>
      <text:p text:style-name="Standard">-make:migration<text:span text:style-name="T1">c create</text:span> name</text:p>
      <text:p text:style-name="P5">trong ham create <text:s/>dung table→string(), table→increment() , table→text(), table-&gt;timestamps()</text:p>
      <text:p text:style-name="P2"/>
      <text:p text:style-name="P1"/>
      <text:p text:style-name="Standard">lesson 8 : <text:span text:style-name="T1">Eloquent</text:span></text:p>
      <text:p text:style-name="P3">artisan make:model Name</text:p>
      <text:p text:style-name="P3">tap lam quen code show data trong MySQL</text:p>
      <text:p text:style-name="P3">$project= new App/Project</text:p>
      <text:p text:style-name="P3">$project→title= ‘Name title’</text:p>
      <text:p text:style-name="P4">$project→description = ‘asjdfhajksd”</text:p>
      <text:p text:style-name="P4">$project→save();</text:p>
      <text:p text:style-name="P4"/>
      <text:p text:style-name="P4">khi chay</text:p>
      <text:p text:style-name="P4">App/Project ::first()→title <text:s text:c="3"/>output: Name title</text:p>
      <text:p text:style-name="P4">or App/Project::all()[1] <text:s text:c="8"/>output : Phan tu dau tien trong mang cua Project</text:p>
      <text:p text:style-name="P4">or App/Project::all()→map→title <text:s text:c="2"/>output: show tat ca title cua cac phan tu ccua mang Project</text:p>
      <text:p text:style-name="P4"/>
      <text:p text:style-name="P4">MVC</text:p>
      <text:p text:style-name="Standard"/>
      <text:p text:style-name="Standard">lesson 9 <text:span text:style-name="T2">directory structure</text:span></text:p>
      <text:p text:style-name="Standard"><text:s/><text:span text:style-name="T2">cac cau truc thu muc trong laravel</text:span></text:p>
      <text:p text:style-name="Standard"/>
      <text:p text:style-name="Standard"/>
      <text:p text:style-name="Standard">lesson 13 <text:span text:style-name="T3">Delete request</text:span></text:p>
      <text:p text:style-name="P6">add function destroy($id)</text:p>
      <text:p text:style-name="P6">{</text:p>
      <text:p text:style-name="P6"><text:tab/>Project::find($id)→delete();</text:p>
      <text:p text:style-name="P6"><text:tab/>return redirect(‘/project’);</text:p>
      <text:p text:style-name="P6">}</text:p>
      <text:p text:style-name="P6"/>
      <text:p text:style-name="P6">fuction edit ($id)</text:p>
      <text:p text:style-name="P6">{</text:p>
      <text:p text:style-name="P6"><text:tab/>$project= Project::findOrFail($id);</text:p>
      <text:p text:style-name="P6"><text:tab/>return<text:tab/></text:p>
      <text:p text:style-name="P6">}</text:p>
      <text:p text:style-name="P6">//if Fail <text:s/>show ra trang 404 error</text:p>
      <text:p text:style-name="Standard"/>
      <text:p text:style-name="Standard">lesson <text:span text:style-name="T3">14 </text:span></text:p>
      <text:p text:style-name="P6">-clean and mass assignment</text:p>
      <text:p text:style-name="P7">-su dung cac the href de lien ket giua cac trang</text:p>
      <text:p text:style-name="P7">-improve code</text:p>
      <text:p text:style-name="P7">-Model Binding</text:p>
      <text:p text:style-name="P7">- sd ham creat thay new….</text:p>
      <text:p text:style-name="P7"/>
      <text:p text:style-name="P7">- trong class Project them $fillable=[‘title’,’description’]</text:p>
      <text:p text:style-name="P7">-<text:span text:style-name="T4">sd dd(request ([‘title ’,’description ’] )) or dd (request()-&gt;all())</text:span></text:p>
      <text:p text:style-name="P7">- <text:span text:style-name="T4">create function update(Project $project){}</text:span></text:p>
      <text:p text:style-name="P7"><text:soft-page-break/></text:p>
      <text:p text:style-name="Standard">lesson 15</text:p>
      <text:p text:style-name="Standard">lesson 22</text:p>
      <text:p text:style-name="Standard"/>
      <text:p text:style-name="Standard">lesson 27</text:p>
      <text:p text:style-name="Standard">lesson 28</text:p>
      <text:p text:style-name="Standard">lesson 29</text:p>
      <text:p text:style-name="Standard">lesson 30</text:p>
      <text:p text:style-name="Standard">lesson 31</text:p>
      <text:p text:style-name="Standard">lesson 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0:00:49.573053052</meta:creation-date>
    <dc:date>2019-08-23T10:53:46.201912936</dc:date>
    <meta:editing-duration>PT4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188" meta:character-count="1306" meta:non-whitespace-character-count="1145"/>
  </office:meta>
</office:document-meta>
</file>